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5" style:family="table">
      <style:table-properties style:width="16.764cm" fo:margin-left="0cm" table:align="left"/>
    </style:style>
    <style:style style:name="Tabla5.A" style:family="table-column">
      <style:table-column-properties style:column-width="4.064cm"/>
    </style:style>
    <style:style style:name="Tabla5.B" style:family="table-column">
      <style:table-column-properties style:column-width="2.032cm"/>
    </style:style>
    <style:style style:name="Tabla5.C" style:family="table-column">
      <style:table-column-properties style:column-width="6.604cm"/>
    </style:style>
    <style:style style:name="Tabla5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officeooo:rsid="000a0baa" officeooo:paragraph-rsid="000a0baa"/>
    </style:style>
    <style:style style:name="P3" style:family="paragraph" style:parent-style-name="Normal">
      <style:text-properties officeooo:paragraph-rsid="000a0baa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fo:language="es" fo:country="ES"/>
    </style:style>
    <style:style style:name="P7" style:family="paragraph" style:parent-style-name="Normal">
      <style:text-properties fo:language="es" fo:country="ES" officeooo:rsid="000b3956"/>
    </style:style>
    <style:style style:name="P8" style:family="paragraph" style:parent-style-name="Normal">
      <style:text-properties fo:language="es" fo:country="ES" officeooo:rsid="000b3956" officeooo:paragraph-rsid="000b3956"/>
    </style:style>
    <style:style style:name="P9" style:family="paragraph" style:parent-style-name="Normal">
      <style:text-properties fo:language="es" fo:country="ES" officeooo:rsid="000bbe95" officeooo:paragraph-rsid="000bbe95"/>
    </style:style>
    <style:style style:name="P10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11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P12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P13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4" style:family="paragraph" style:parent-style-name="Normal">
      <style:paragraph-properties fo:margin-left="0cm" fo:margin-right="0.635cm" fo:text-indent="0cm" style:auto-text-indent="false"/>
    </style:style>
    <style:style style:name="P15" style:family="paragraph" style:parent-style-name="Tabletext">
      <style:text-properties fo:language="es" fo:country="ES"/>
    </style:style>
    <style:style style:name="P16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Tabletext">
      <style:text-properties fo:language="es" fo:country="ES" officeooo:rsid="000a0baa" officeooo:paragraph-rsid="000a0baa"/>
    </style:style>
    <style:style style:name="P18" style:family="paragraph" style:parent-style-name="Tabletext">
      <style:text-properties fo:language="es" fo:country="ES" officeooo:rsid="00124e52" officeooo:paragraph-rsid="00124e52"/>
    </style:style>
    <style:style style:name="P19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language="es" fo:country="ES"/>
    </style:style>
    <style:style style:name="P20" style:family="paragraph" style:parent-style-name="Título_20_1" style:list-style-name="">
      <style:text-properties fo:language="es" fo:country="ES"/>
    </style:style>
    <style:style style:name="P21" style:family="paragraph" style:parent-style-name="Título_20_2" style:list-style-name="">
      <style:text-properties fo:language="es" fo:country="ES"/>
    </style:style>
    <style:style style:name="P22" style:family="paragraph" style:parent-style-name="Título_20_3" style:list-style-name="">
      <style:text-properties fo:language="es" fo:country="ES" officeooo:rsid="000b3956" officeooo:paragraph-rsid="000b3956"/>
    </style:style>
    <style:style style:name="P23" style:family="paragraph" style:parent-style-name="Título_20_3" style:list-style-name="">
      <style:text-properties fo:language="es" fo:country="ES" officeooo:rsid="000bbe95" officeooo:paragraph-rsid="000bbe95"/>
    </style:style>
    <style:style style:name="P24" style:family="paragraph" style:parent-style-name="Normal">
      <style:text-properties fo:language="es" fo:country="ES" officeooo:rsid="000a0baa" officeooo:paragraph-rsid="0012e7b8"/>
    </style:style>
    <style:style style:name="P25" style:family="paragraph" style:parent-style-name="Normal_20__28_Web_29_" style:list-style-name="L1">
      <style:text-properties fo:language="es" fo:country="ES" officeooo:rsid="000b3956" officeooo:paragraph-rsid="000b3956"/>
    </style:style>
    <style:style style:name="P26" style:family="paragraph" style:parent-style-name="Normal_20__28_Web_29_" style:list-style-name="L1">
      <style:text-properties fo:language="es" fo:country="ES"/>
    </style:style>
    <style:style style:name="T1" style:family="text">
      <style:text-properties style:font-name="Arial" fo:font-size="18pt" fo:font-weight="bold" officeooo:rsid="000a0baa" style:font-size-asian="18pt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a0baa"/>
    </style:style>
    <style:style style:name="T4" style:family="text">
      <style:text-properties fo:language="es" fo:country="ES" style:text-underline-style="solid" style:text-underline-width="auto" style:text-underline-color="font-color" officeooo:rsid="000a0baa"/>
    </style:style>
    <style:style style:name="T5" style:family="text">
      <style:text-properties officeooo:rsid="000a0baa"/>
    </style:style>
    <style:style style:name="T6" style:family="text">
      <style:text-properties style:font-name="Symbol"/>
    </style:style>
    <style:style style:name="T7" style:family="text">
      <style:text-properties style:font-name="Symbol" officeooo:rsid="000a0baa"/>
    </style:style>
    <style:style style:name="T8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Arial" text:display="none"/>
    </style:style>
    <style:style style:name="T9" style:family="text">
      <style:text-properties officeooo:rsid="000b3956"/>
    </style:style>
    <style:style style:name="T10" style:family="text">
      <style:text-properties officeooo:rsid="0012e7b8"/>
    </style:style>
    <style:style style:name="T11" style:family="text"/>
    <text:list-style style:name="L1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7.62cm" text:min-label-width="0.635cm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1">
        <style:list-level-properties text:space-before="10.16cm" text:min-label-width="0.635cm"/>
      </text:list-level-style-number>
      <text:list-level-style-number text:level="9" style:num-suffix="." style:num-format="1">
        <style:list-level-properties text:space-before="11.43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REQXZ9SM1"/></text:p>
      <text:p text:style-name="Standard"/>
      <text:p text:style-name="Standard"/>
      <text:p text:style-name="Standard"/>
      <text:p text:style-name="Standard"/>
      <text:p text:style-name="Standard"><text:bookmark text:name="_GoBack"/><text:span text:style-name="Fuente_20_de_20_párrafo_20_predeter."><text:span text:style-name="T8">UC21 </text:span></text:span><text:bookmark-end text:name="REQXZ9SM1"/></text:p>
      <text:p text:style-name="Title">Caso de uso: Seleccionar Pasada</text:p>
      <text:p text:style-name="Standard"/>
      <text:p text:style-name="Standard">Versión 1.0</text:p>
      <text:p text:style-name="Normal"/>
      <text:p text:style-name="Texto_20_independiente"/>
      <text:p text:style-name="Standard">Historial de revision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office:value-type="string">
            <text:p text:style-name="P16">Fecha</text:p>
          </table:table-cell>
          <table:table-cell table:style-name="Tabla5.A1" office:value-type="string">
            <text:p text:style-name="P16">Versión</text:p>
          </table:table-cell>
          <table:table-cell table:style-name="Tabla5.A1" office:value-type="string">
            <text:p text:style-name="P16">Descripción</text:p>
          </table:table-cell>
          <table:table-cell table:style-name="Tabla5.A1" office:value-type="string">
            <text:p text:style-name="P16">Autor</text:p>
          </table:table-cell>
        </table:table-row>
        <table:table-row>
          <table:table-cell table:style-name="Tabla5.A1" office:value-type="string">
            <text:p text:style-name="P17">04/05/2016</text:p>
          </table:table-cell>
          <table:table-cell table:style-name="Tabla5.A1" office:value-type="string">
            <text:p text:style-name="P15">1.0</text:p>
          </table:table-cell>
          <table:table-cell table:style-name="Tabla5.A1" office:value-type="string">
            <text:p text:style-name="P15">Se especifica el caso de uso</text:p>
          </table:table-cell>
          <table:table-cell table:style-name="Tabla5.A1" office:value-type="string">
            <text:p text:style-name="P17">Pablo Soligo</text:p>
          </table:table-cell>
        </table:table-row>
        <table:table-row>
          <table:table-cell table:style-name="Tabla5.A1" office:value-type="string">
            <text:p text:style-name="P18">10/05/2016</text:p>
          </table:table-cell>
          <table:table-cell table:style-name="Tabla5.A1" office:value-type="string">
            <text:p text:style-name="P18">1.1</text:p>
          </table:table-cell>
          <table:table-cell table:style-name="Tabla5.A1" office:value-type="string">
            <text:p text:style-name="P18">Revision</text:p>
          </table:table-cell>
          <table:table-cell table:style-name="Tabla5.A1" office:value-type="string">
            <text:p text:style-name="P18">Carlos Barrientos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</table:table>
      <text:p text:style-name="Normal"/>
      <text:p text:style-name="Standard"><text:span text:style-name="Fuente_20_de_20_párrafo_20_predeter."><text:span text:style-name="T4"/></text:span></text:p>
      <text:h text:style-name="P20" text:outline-level="1"><text:bookmark-start text:name="_Toc309071150"/>Caso de uso <text:span text:style-name="T5">Seleccionar Pasada</text:span>.<text:bookmark-end text:name="_Toc309071150"/> </text:h>
      <text:h text:style-name="P21" text:outline-level="2"><text:bookmark-start text:name="_Toc309068491"/><text:bookmark-start text:name="_Toc309071151"/>Breve descripción.<text:bookmark-end text:name="_Toc309068491"/><text:bookmark-end text:name="_Toc309071151"/></text:h>
      <text:p text:style-name="P6">En este caso de uso un <text:span text:style-name="T5">operador</text:span> <text:span text:style-name="T5">selecciona un pasada futura para agregar comandos o modificar su situacion</text:span>.</text:p>
      <text:h text:style-name="P20" text:outline-level="1"><text:bookmark-start text:name="_Toc309068492"/><text:bookmark-start text:name="_Toc309071152"/>Flujo de eventos<text:bookmark-end text:name="_Toc309068492"/><text:bookmark-end text:name="_Toc309071152"/></text:h>
      <text:h text:style-name="P21" text:outline-level="2"><text:bookmark-start text:name="_Toc309068493"/><text:bookmark-start text:name="_Toc309071153"/>Flujo básico:<text:bookmark-end text:name="_Toc309068493"/><text:bookmark-end text:name="_Toc309071153"/></text:h>
      <text:list xml:id="list651430786957609137" text:style-name="L1">
        <text:list-item>
          <text:p text:style-name="P25">El sistema muestra un formulario de selección/filtro</text:p>
        </text:list-item>
        <text:list-item>
          <text:p text:style-name="P25">El operador ingresa fecha desde y fecha hasta</text:p>
        </text:list-item>
        <text:list-item>
          <text:p text:style-name="P25">El operador indica si quiere ver pasadas sin comandos, parcialmente utilizadas (con espacio disponible ) o todas independientemente de su situación</text:p>
        </text:list-item>
        <text:list-item>
          <text:p text:style-name="P25">El sistema busca y muestra pasadas en el rango de fecha establecido y con la condición indicada</text:p>
        </text:list-item>
        <text:list-item>
          <text:p text:style-name="P26"><text:span text:style-name="T9">El operador selecciona la pasada a editar</text:span>.</text:p>
        </text:list-item>
        <text:list-item>
          <text:p text:style-name="P25">El sistema redirecciona a Editar Pasada</text:p>
        </text:list-item>
      </text:list>
      <text:h text:style-name="P21" text:outline-level="2"><text:bookmark-start text:name="_Toc309068494"/><text:bookmark-start text:name="_Toc309071154"/>Flujo alternativo.<text:bookmark-end text:name="_Toc309068494"/><text:bookmark-end text:name="_Toc309071154"/></text:h>
      <text:h text:style-name="P22" text:outline-level="3"><text:bookmark-start text:name="_Toc309071155"/>E<text:bookmark-end text:name="_Toc309071155"/>l operador ingresa alguna fecha pasada </text:h>
      <text:p text:style-name="P19"><text:span text:style-name="T9">4</text:span>.1. El sistema <text:span text:style-name="T9">informa que solo es posible editar pasadas futuras</text:span>.</text:p>
      <text:p text:style-name="P19"><text:span text:style-name="T9">4</text:span>.2. El sistema vuelve a la pantalla de <text:span text:style-name="T9">selección.</text:span></text:p>
      <text:h text:style-name="P23" text:outline-level="3">No hay pasadas en la fecha/hora indicada con la condición establecida</text:h>
      <text:p text:style-name="P7"><text:tab/>5.1 El sistema muestra que la búsqueda no arrojo resultados</text:p>
      <text:p text:style-name="P9">5.2 El sistema vuelve a la pantalla de seleccion</text:p>
      <text:p text:style-name="P6"><text:s text:c="10"/></text:p>
      <text:h text:style-name="P20" text:outline-level="1"><text:bookmark-start text:name="OLE_LINK3"/><text:bookmark-start text:name="OLE_LINK4"/><text:bookmark-start text:name="_Toc309071156"/>Precondición<text:bookmark-end text:name="OLE_LINK3"/><text:bookmark-end text:name="OLE_LINK4"/><text:bookmark-end text:name="_Toc309071156"/></text:h>
      <text:p text:style-name="P24">Usuario logueado con permisos de acceso a la <text:span text:style-name="T9">función, y en proceso de administración de pasada <text:s/></text:span></text:p>
      <text:p text:style-name="P8">Las pasadas ya han sido generadas por el modulo de dinámica orbital.</text:p>
      <text:h text:style-name="P20" text:outline-level="1"><text:bookmark-start text:name="OLE_LINK1"/><text:bookmark-start text:name="OLE_LINK2"/><text:bookmark-start text:name="_Toc309071157"/><text:soft-page-break/>Postcondición<text:bookmark-end text:name="OLE_LINK1"/><text:bookmark-end text:name="OLE_LINK2"/><text:bookmark-end text:name="_Toc309071157"/></text:h>
      <text:p text:style-name="Normal"><text:span text:style-name="T2">Se </text:span><text:span text:style-name="T3">deja registro de la búsqueda realizad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2" style:display-name="Título 2" style:family="paragraph" style:parent-style-name="Título_20_1" style:next-style-name="Normal" style:default-outline-level="2">
      <style:paragraph-properties fo:hyphenation-ladder-count="no-limit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Normal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Normal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style:line-height-at-least="0.423cm" fo:orphans="0" fo:widows="0" fo:hyphenation-ladder-count="no-limit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Sangría_20_normal" style:display-name="Sangría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Normal" style:next-style-name="Normal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TDC_20_2" style:display-name="TDC 2" style:family="paragraph" style:parent-style-name="Normal" style:next-style-name="Normal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TDC_20_3" style:display-name="TDC 3" style:family="paragraph" style:parent-style-name="Normal" style:next-style-name="Normal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DC_20_4" style:display-name="TDC 4" style:family="paragraph" style:parent-style-name="Normal" style:next-style-name="Normal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Texto_20_nota_20_pie" style:display-name="Texto nota pie" style:family="paragraph" style:parent-style-name="Normal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Normal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Paragraph1" style:family="paragraph" style:parent-style-name="Normal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exto_20_independiente_20_2" style:display-name="Texto independiente 2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Normal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fo:hyphenate="false"/>
    </style:style>
    <style:style style:name="Bullet" style:family="paragraph" style:parent-style-name="Normal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 fo:font-family="'Book Antiqua'" style:font-family-generic="roman" style:font-pitch="variable" fo:hyphenate="false"/>
    </style:style>
    <style:style style:name="InfoBlue" style:family="paragraph" style:parent-style-name="Normal" style:next-style-name="Texto_20_independiente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nota_20_al_20_pie" style:display-name="Ref. de nota al pie" style:family="text">
      <style:text-properties style:text-position="super 65%" fo:font-size="10pt" style:font-size-asian="10pt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859cm" fo:margin-left="0cm" table:align="left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A1" style:family="table-cell">
      <style:table-cell-properties fo:padding-left="0.191cm" fo:padding-right="0.191cm" fo:padding-top="0cm" fo:padding-bottom="0cm" fo:border="0.75pt solid #000000"/>
    </style:style>
    <style:style style:name="Tabla2" style:family="table">
      <style:table-properties style:width="16.732cm" fo:margin-left="0cm" table:align="left"/>
    </style:style>
    <style:style style:name="Tabla2.A" style:family="table-column">
      <style:table-column-properties style:column-width="5.57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6.859cm" fo:margin-left="0cm" table:align="left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A1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732cm" fo:margin-left="0cm" table:align="left"/>
    </style:style>
    <style:style style:name="Tabla4.A" style:family="table-column">
      <style:table-column-properties style:column-width="5.577cm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text-properties fo:font-size="12pt" style:font-size-asian="12pt"/>
    </style:style>
    <style:style style:name="MP2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MP4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MP5" style:family="paragraph" style:parent-style-name="Normal">
      <style:text-properties officeooo:rsid="000a0baa" officeooo:paragraph-rsid="000a0baa"/>
    </style:style>
    <style:style style:name="MP6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Normal">
      <style:text-properties officeooo:paragraph-rsid="000a0baa"/>
    </style:style>
    <style:style style:name="MP8" style:family="paragraph" style:parent-style-name="Normal">
      <style:paragraph-properties fo:margin-left="0cm" fo:margin-right="0.635cm" fo:text-indent="0cm" style:auto-text-indent="false"/>
    </style:style>
    <style:style style:name="MP9" style:family="paragraph" style:parent-style-name="Normal">
      <style:paragraph-properties fo:text-align="center" style:justify-single-word="false"/>
    </style:style>
    <style:style style:name="MP10" style:family="paragraph" style:parent-style-name="Normal">
      <style:paragraph-properties fo:text-align="end" style:justify-single-word="false"/>
    </style:style>
    <style:style style:name="MT1" style:family="text">
      <style:text-properties style:font-name="Arial" fo:font-size="18pt" fo:font-weight="bold" officeooo:rsid="000a0baa" style:font-size-asian="18pt" style:font-weight-asian="bold"/>
    </style:style>
    <style:style style:name="MT2" style:family="text">
      <style:text-properties fo:language="es" fo:country="ES" officeooo:rsid="000a0baa"/>
    </style:style>
    <style:style style:name="MT3" style:family="text">
      <style:text-properties fo:language="es" fo:country="ES"/>
    </style:style>
    <style:style style:name="MT4" style:family="text">
      <style:text-properties officeooo:rsid="000a0baa"/>
    </style:style>
    <style:style style:name="MT5" style:family="text">
      <style:text-properties style:font-name="Symbol"/>
    </style:style>
    <style:style style:name="MT6" style:family="text">
      <style:text-properties style:font-name="Symbol" officeooo:rsid="000a0baa"/>
    </style:style>
    <style:style style:name="MT7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uente_20_de_20_párrafo_20_predeter."><text:span text:style-name="MT1">MDIAE</text:span></text:span></text:p>
        <text:p text:style-name="MP4"/>
        <text:p text:style-name="Heading"/>
      </style:header>
    </style:master-page>
    <style:master-page style:name="MP1" style:page-layout-name="Mpm3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5">MDIAE</text:p>
            </table:table-cell>
            <table:table-cell table:style-name="Tabla1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1.A1" office:value-type="string">
              <text:p text:style-name="MP7"><text:span text:style-name="Fuente_20_de_20_párrafo_20_predeter."><text:span text:style-name="MT2">Seleccionar Pasada</text:span></text:span></text:p>
            </table:table-cell>
            <table:table-cell table:style-name="Tabla1.A1" office:value-type="string">
              <text:p text:style-name="Normal"><text:span text:style-name="Fuente_20_de_20_párrafo_20_predeter."><text:span text:style-name="MT3"><text:s text:c="2"/></text:span></text:span>Fecha: <text:s/><text:span text:style-name="MT4">04/05/2016</text:span></text:p>
            </table:table-cell>
          </table:table-row>
          <table:table-row>
            <table:table-cell table:style-name="Tabla1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Fuente_20_de_20_párrafo_20_predeter."><text:span text:style-name="MT5"></text:span></text:span><text:span text:style-name="Fuente_20_de_20_párrafo_20_predeter."><text:span text:style-name="MT6">MEDIAE</text:span></text:span></text:p>
            </table:table-cell>
            <table:table-cell table:style-name="Tabla2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Normal">EducaConnect</text:p>
            </table:table-cell>
            <table:table-cell table:style-name="Tabla3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3.A1" office:value-type="string">
              <text:p text:style-name="Normal"><text:span text:style-name="Fuente_20_de_20_párrafo_20_predeter."><text:span text:style-name="MT3"><text:title>Use Case Specification: &lt;Use-Case Name&gt;</text:title></text:span></text:span></text:p>
            </table:table-cell>
            <table:table-cell table:style-name="Tabla3.A1" office:value-type="string">
              <text:p text:style-name="Normal"><text:span text:style-name="Fuente_20_de_20_párrafo_20_predeter."><text:span text:style-name="MT3"><text:s text:c="2"/></text:span></text:span>Fecha: <text:s/>18/10/2011</text:p>
            </table:table-cell>
          </table:table-row>
          <table:table-row>
            <table:table-cell table:style-name="Tabla3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8">Confidential</text:p>
            </table:table-cell>
            <table:table-cell table:style-name="Tabla4.A1" office:value-type="string">
              <text:p text:style-name="MP9"><text:span text:style-name="Fuente_20_de_20_párrafo_20_predeter."><text:span text:style-name="MT5"></text:span></text:span>&lt;Company Name&gt;, 2000</text:p>
            </table:table-cell>
            <table:table-cell table:style-name="Tabla4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title>Use Case Specification: &lt;Use-Case Name&gt;</dc:title>
    <dc:subject>&lt;Project Name&gt;</dc:subject>
    <meta:initial-creator>José Manuel</meta:initial-creator>
    <meta:creation-date>2012-01-10T21:51:00Z</meta:creation-date>
    <dc:date>2016-05-11T14:03:57.720595822</dc:date>
    <meta:print-date>1900-12-31T23:00:00Z</meta:print-date>
    <meta:editing-cycles>12</meta:editing-cycles>
    <meta:editing-duration>PT41M39S</meta:editing-duration>
    <meta:document-statistic meta:table-count="5" meta:image-count="0" meta:object-count="0" meta:page-count="2" meta:paragraph-count="56" meta:word-count="258" meta:character-count="1682" meta:non-whitespace-character-count="1442"/>
    <meta:user-defined meta:name="ReqProMenus" meta:value-type="boolean">false</meta:user-defined>
    <meta:template xlink:type="simple" xlink:actuate="onRequest" xlink:title="" xlink:href="../../../../tmp/UC06.02%20-%20Log-in%20en%20sistema.odt/Normal"/>
  </office:meta>
</office:document-meta>
</file>